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79%" style:writing-mode="lr-tb"/>
    </style:style>
    <style:style style:name="P2"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b9814" officeooo:paragraph-rsid="001b9814" style:text-blinking="false" fo:background-color="transparent" style:font-style-asian="normal" style:font-style-complex="normal"/>
    </style:style>
    <style:style style:name="P5"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3c15" style:text-blinking="false" fo:background-color="transparent" style:font-style-asian="normal" style:font-style-complex="normal"/>
    </style:style>
    <style:style style:name="P6"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3c15" officeooo:paragraph-rsid="001d9e97" style:text-blinking="false" fo:background-color="transparent" style:font-style-asian="normal" style:font-style-complex="normal"/>
    </style:style>
    <style:style style:name="P7"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e47df" officeooo:paragraph-rsid="001e47df"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Times New Roman Cyr"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style:text-underline-style="none" style:text-blinking="false" fo:background-color="transparent"/>
    </style:style>
    <style:style style:name="P23" style:family="paragraph" style:parent-style-name="Text_20_body">
      <style:paragraph-properties fo:margin-top="0cm" fo:margin-bottom="0cm" loext:contextual-spacing="false" fo:line-height="240%" fo:text-align="center" style:justify-single-word="false" style:writing-mode="lr-tb"/>
      <style:text-properties style:font-name="Times New Roman Cyr"/>
    </style:style>
    <style:style style:name="P24" style:family="paragraph" style:parent-style-name="Text_20_body">
      <style:paragraph-properties fo:margin-top="0cm" fo:margin-bottom="0cm" loext:contextual-spacing="false" fo:line-height="240%" style:writing-mode="lr-tb"/>
      <style:text-properties style:font-name="Times New Roman Cyr" fo:font-weight="normal"/>
    </style:style>
    <style:style style:name="P25" style:family="paragraph" style:parent-style-name="Text_20_body">
      <style:paragraph-properties fo:margin-top="0cm" fo:margin-bottom="0cm" loext:contextual-spacing="false" fo:line-height="240%" fo:text-align="center" style:justify-single-word="false" style:writing-mode="lr-tb"/>
      <style:text-properties style:font-name="Times New Roman Cyr" fo:font-weight="normal"/>
    </style:style>
    <style:style style:name="P26"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7"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Times New Roman Cyr" fo:font-size="18pt" fo:font-style="normal" style:text-underline-style="none" fo:font-weight="bold" style:text-blinking="false" fo:background-color="#ffff00"/>
    </style:style>
    <style:style style:name="P29" style:family="paragraph" style:parent-style-name="Heading_20_1">
      <style:text-properties style:font-name="Times New Roman Cyr" officeooo:rsid="001d9e97" officeooo:paragraph-rsid="001d9e97"/>
    </style:style>
    <style:style style:name="P30"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Times New Roman Cyr" fo:font-size="14pt" fo:font-style="normal" style:text-underline-style="none" fo:font-weight="bold" style:text-blinking="false" fo:background-color="transparent"/>
    </style:style>
    <style:style style:name="P31"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Times New Roman Cyr" fo:font-size="16pt" fo:font-style="normal" style:text-underline-style="none" fo:font-weight="bold" style:text-blinking="false" fo:background-color="transparent"/>
    </style:style>
    <style:style style:name="P32" style:family="paragraph" style:parent-style-name="Text_20_body">
      <style:text-properties style:font-name="Times New Roman Cyr"/>
    </style:style>
    <style:style style:name="P33" style:family="paragraph" style:parent-style-name="Text_20_body">
      <style:text-properties style:font-name="Times New Roman Cyr" fo:font-weight="normal"/>
    </style:style>
    <style:style style:name="P34" style:family="paragraph" style:parent-style-name="Text_20_body">
      <style:text-properties style:font-name="Times New Roman Cyr" officeooo:rsid="001d9e97" officeooo:paragraph-rsid="001d9e97"/>
    </style:style>
    <style:style style:name="P35" style:family="paragraph" style:parent-style-name="Text_20_body">
      <style:text-properties style:font-name="Times New Roman Cyr" fo:font-weight="bold" officeooo:rsid="001d9e97" officeooo:paragraph-rsid="001d9e97" style:font-weight-asian="bold" style:font-weight-complex="bold"/>
    </style:style>
    <style:style style:name="P36"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00"/>
    </style:style>
    <style:style style:name="P37"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Times New Roman Cyr" fo:font-size="12pt" fo:font-style="italic" style:text-underline-style="none" fo:font-weight="normal" style:text-blinking="false" fo:background-color="#ffffff"/>
    </style:style>
    <style:style style:name="P38"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39"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0"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1fbc73" officeooo:paragraph-rsid="001fbc73" style:text-blinking="false" fo:background-color="transparent" style:font-style-asian="normal" style:font-weight-asian="normal" style:font-style-complex="normal" style:font-weight-complex="normal"/>
    </style:style>
    <style:style style:name="P43"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41caa" officeooo:paragraph-rsid="00241caa" style:text-blinking="false" fo:background-color="transparent" style:font-style-asian="normal" style:font-weight-asian="normal" style:font-style-complex="normal" style:font-weight-complex="normal"/>
    </style:style>
    <style:style style:name="P44"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officeooo:rsid="002116ba" officeooo:paragraph-rsid="002116ba" style:text-blinking="false"/>
    </style:style>
    <style:style style:name="P45"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Times New Roman Cyr"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Times New Roman Cyr"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 text:name="docs-internal-guid-994253a8-7fff-d0e9-0280-55f73c4f47a8"/>Characters:</text:h>
      <text:h text:style-name="P26" text:outline-level="1">Protagonists:</text:h>
      <text:p text:style-name="P2">(Main Character, Warriors) Zane</text:p>
      <text:h text:style-name="P30" text:outline-level="3">Side Characters:</text:h>
      <text:list xml:id="list47022403" text:style-name="L1">
        <text:list-item>
          <text:p text:style-name="P38">(Male Companion, Mythicals)Lulo</text:p>
        </text:list-item>
        <text:list-item>
          <text:p text:style-name="P38">(Friend/Rival Character, ?) Percy</text:p>
        </text:list-item>
        <text:list-item>
          <text:p text:style-name="P38">(Mentee/Younger Character, ?) Brexton (Brex)</text:p>
        </text:list-item>
        <text:list-item>
          <text:p text:style-name="P38">(Female Companion, Insects) Khloe</text:p>
        </text:list-item>
        <text:list-item>
          <text:p text:style-name="P38">(Shop Keeper/Mentor Character) Finn</text:p>
        </text:list-item>
      </text:list>
      <text:h text:style-name="P31" text:outline-level="2">Antagonists:</text:h>
      <text:list xml:id="list1890108371" text:style-name="L2">
        <text:list-item>
          <text:p text:style-name="P39">(Main Antagonist Character, Corruption Deck?) Zeppelin (Lin)</text:p>
        </text:list-item>
        <text:list-item>
          <text:p text:style-name="P39">(Main Rival Character, ?) Hayes</text:p>
        </text:list-item>
      </text:list>
      <text:p text:style-name="P32"/>
      <text:h text:style-name="P30" text:outline-level="3">Side Characters:</text:h>
      <text:list xml:id="list2764932009" text:style-name="L3">
        <text:list-item>
          <text:p text:style-name="P40">(Main Henchman, Cyborgs) Syco</text:p>
        </text:list-item>
        <text:list-item>
          <text:p text:style-name="P40">(Former Champion, Egyptians) Nimu Sunthi</text:p>
        </text:list-item>
        <text:list-item>
          <text:p text:style-name="P44"/>
        </text:list-item>
        <text:list-item>
          <text:p text:style-name="P45"/>
        </text:list-item>
      </text:list>
      <text:h text:style-name="P31" text:outline-level="2">Other Side Characters:</text:h>
      <text:list xml:id="list2314697623" text:style-name="L4">
        <text:list-item>
          <text:p text:style-name="P41">(Father of MC) Alfred</text:p>
        </text:list-item>
      </text:list>
      <text:p text:style-name="P32"/>
      <text:p text:style-name="P1"><text:a xlink:type="simple" xlink:href="https://github.com/Mustafif/Phaktionz.git" text:style-name="Internet_20_link" text:visited-style-name="Visited_20_Internet_20_Link"><text:span text:style-name="T1">GitHub-Phaktionz</text:span></text:a></text:p>
      <text:p text:style-name="P32"/>
      <text:h text:style-name="P28" text:outline-level="1"><text:soft-page-break/>Episode 1- First Match</text:h>
      <text:p text:style-name="P23"><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6">-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32"/>
      <text:p text:style-name="P10"><text:soft-page-break/>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7">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discard <text:soft-page-break/>this Tier 2. I place the Haka Goblin and end my turn</text:p>
      <text:p text:style-name="P37">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5"><text:span text:style-name="T9">Zane draws a card and begins his turn</text:span><text:span text:style-name="T3"> </text:span></text:p>
      <text:p text:style-name="P24"><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3"><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5"><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p>
      <text:p text:style-name="P11">Lulo: Huh, that was actually pretty fun, considering that was your first game, you’re not that bad, I <text:soft-page-break/>see some potential in you </text:p>
      <text:p text:style-name="P32"/>
      <text:p text:style-name="P11">Zane: Well if I start losing that means I can only go up from there, with that I need to get to training!</text:p>
      <text:p text:style-name="P32"/>
      <text:p text:style-name="P11">Lulo: Oh if that's what you wanna do then I know the perfect place, here follow me! </text:p>
      <text:p text:style-name="P14">Both the boys ran out of the classroom. </text:p>
      <text:h text:style-name="P27"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text:soft-page-break/>Lulo: Well this should be interesting...</text:p>
      <text:p text:style-name="P21">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3">-----------</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33"><text:line-break/><text:line-break/></text:p>
      <text:h text:style-name="P27" text:outline-level="1"><text:soft-page-break/>Episode 3- Mythical King</text:h>
      <text:p text:style-name="P15">We start off seeing Zane and Lulo walking to the store together from School afterschool</text:p>
      <text:p text:style-name="P3">Lulo: So if you want to be a good Phaktionz player, you must have some type of reason or goal to play, why do you play?</text:p>
      <text:p text:style-name="P3">Zane: Well, my goal is to redeem my father, the deck I play, my Warriors, they were his </text:p>
      <text:p text:style-name="P3">Lulo: That’s an interesting reason to play, I always felt a connection to my cards, and I don’t know it’s hard to explain but I play for them. </text:p>
      <text:p text:style-name="P3">Zane: Huh….well anyways we’re here</text:p>
      <text:p text:style-name="P3">Lulo: OH seems we are, I’ll introduce you to the others</text:p>
      <text:p text:style-name="P3">Zane: The others???</text:p>
      <text:p text:style-name="P3">Lulo: You aren’t the only one Finn trains</text:p>
      <text:p text:style-name="P15">They enter the shop and Brexton, Percy, and Khloe appear with Finn. We see them huddled up with Percy battling a random opponent. </text:p>
      <text:p text:style-name="P3">Random Opponent: Hah you were almost able to defeat me, but you have no more battles you can do anymore! I can defeat you during my turn now!</text:p>
      <text:p text:style-name="P32"/>
      <text:p text:style-name="P3">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3">Random Opponent: Reinforcement?</text:p>
      <text:p text:style-name="P3">Percy: Reinforcement is a cool nice ability, with this I can switch a summon from my battlefield <text:soft-page-break/>with a summon from my hand, when I place my summon from my hand its in abled position. </text:p>
      <text:p text:style-name="P3">Random Opponent: Which means….you can attack again!</text:p>
      <text:p text:style-name="P3">Percy: Not only that you see, except my tier 3, my summons benefit from being placed by this, and so I return Minitu the Wise Elf-</text:p>
      <text:p text:style-name="P15">Zane whispers to Lulo</text:p>
      <text:p text:style-name="P3">Zane: Wait he plays Mythicals too </text:p>
      <text:p text:style-name="P3">Lulo: Yeah a sort of amature who only experiences one chapter of its story</text:p>
      <text:p text:style-name="P15">Goes back to Percy explaining his summons </text:p>
      <text:p text:style-name="P3">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3">Opponent: Well what did you get? </text:p>
      <text:p text:style-name="P3">Percy: I’ll tell you if you tell me how many cards are left in that small deck of yours?</text:p>
      <text:p text:style-name="P3">Opponent: I have three cards left why? </text:p>
      <text:p text:style-name="P3">Percy: Well I happen to have a, well a TRIATIC TROUBLE in my deck out pile. </text:p>
      <text:p text:style-name="P3">Opponent: Oh no that means….</text:p>
      <text:p text:style-name="P3">Percy: Yes! I activate it’s ability, so you take 3 and that means this is my victory hahahaha!</text:p>
      <text:p text:style-name="P3">Opponent: You mean….you did all of that for that card!</text:p>
      <text:p text:style-name="P3">Percy: Well it seems you just weren’t good enough for my Reinforcement ability or I just played it too late hahaha </text:p>
      <text:p text:style-name="P3">Opponent: Well good game, next time I’ll win you bet </text:p>
      <text:p text:style-name="P15">Percy Turns to Lulo and Zane</text:p>
      <text:p text:style-name="P3"><text:soft-page-break/>Percy: Hey I haven’t seen you around here before?!</text:p>
      <text:p text:style-name="P3">Lulo: Oh how rude of me, we were all so fixated on that pretty close game, this is Zane he will be training with us!</text:p>
      <text:p text:style-name="P3">Percy: Close huh….</text:p>
      <text:p text:style-name="P3">Lulo: I mean it's only natural for playing just one archetype….</text:p>
      <text:p text:style-name="P3">Percy: Hey don’t forget your deck makes all your archetypes one, so I don’t see the problem </text:p>
      <text:p text:style-name="P15">As Percy and Lulo start arguing with each other the others introduce themselves</text:p>
      <text:p text:style-name="P3">Khloe: Ignore them, they're always like this, Percy likes the brutes of Mythicals while Lulo like the historical appeal. It’s nice to meet you. I'm Khloe, and this young boy is Brexton, Percy’s younger brother. </text:p>
      <text:p text:style-name="P3">Brexton: Hey Mr Zane Lane Insane can I get your name hahaha I’m joking nice to meet you </text:p>
      <text:p text:style-name="P3">Zane: Wow you guys are so nice, so when do we start training? </text:p>
      <text:p text:style-name="P3">Khloe: I guess it's when Finn finds a way to stop them from arguing </text:p>
      <text:p text:style-name="P3">Lulo and Percy: THERE’S ONLY ONE WAY TO SETTLE THIS </text:p>
      <text:p text:style-name="P3">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3">Khloe: Hmm….that’s not a good sign, usually Percy never mulligans unless he gets a really terrible hand, but on the other hand it seems Lulo likes the hand he got. </text:p>
      <text:p text:style-name="P3">Zane: I guess we will have to see </text:p>
      <text:p text:style-name="P15">Lulo goes first and begins his turn</text:p>
      <text:p text:style-name="P3"><text:soft-page-break/>Lulo: I place The United Men then when he is placed I can use his ability, I search for Sinth the Brave Men. Next I place 2 Haka Goblin, I demote them so I can place Sinth the Brave Men, with that I end my turn. </text:p>
      <text:p text:style-name="P3">Zane: Interesting, this reminds me of what he did in my first match against him.</text:p>
      <text:p text:style-name="P3">Khloe: What do you mean?</text:p>
      <text:p text:style-name="P3">Zane: Well he had the resources to place a Tier 3 but chose not to, he used a terrifying card called Triatic Trouble which allowed him to place his Tier 3 by cutting the cost by 2. He also destroys your side of the battlefield. </text:p>
      <text:p text:style-name="P3">Khloe: Ah I see, Percy used it as well to win his game, it's commonly used in Mythical decks because they don’t care of the damage they take because their goal is to finish you before that becomes a problem. </text:p>
      <text:p text:style-name="P3">Zane: But when it comes to two Mythical decks against another, I wonder how that’ll work out. </text:p>
      <text:p text:style-name="P15">Percy starts his turn and draws, unaware of the possibility of any disruptions he proceeds to go all out</text:p>
      <text:p text:style-name="P3">Percy: Too afraid to let your guy be all alone huh? Well then I guess I’ll have to show you that doesn’t matter against my Reinforced Army. </text:p>
      <text:p text:style-name="P3">---------------------------------------------------------------------------------------------------------------------</text:p>
      <text:p text:style-name="P3">Percy: Dammit how did I lose…..fine I guess that means you’re the Mythical Masters </text:p>
      <text:p text:style-name="P3">Lulo: I don’t need a title telling me what I already know </text:p>
      <text:p text:style-name="P3">Percy: I really hate you….</text:p>
      <text:p text:style-name="P3">Zane: Wow guys that was such a cool match, you guys were so intense in that battle I learned so much from that </text:p>
      <text:p text:style-name="P3"><text:soft-page-break/>Lulo: Well at least someone learned something from this…</text:p>
      <text:p text:style-name="P3">Finn: Guys how about we now have each other battle, and go from that, I hope you Zane could some of that match to help you with your games. </text:p>
      <text:h text:style-name="P27" text:outline-level="1">Episode 4- Lulo’s Mystery</text:h>
      <text:p text:style-name="P15">Zane comes into the store</text:p>
      <text:p text:style-name="P24"><text:span text:style-name="T13">Lulo: Hello welcome to Finn’s Fan Fave shop, would you need any assistance </text:span><text:span text:style-name="T10">{Lulo looks up} </text:span><text:span text:style-name="T13">Oh Zane it's you, sorry about that </text:span></text:p>
      <text:p text:style-name="P3">Zane: Oh I didn’t know you worked here?</text:p>
      <text:p text:style-name="P3">Lulo: I usually work in the weekends to help out Finn since he’s busy with other stuff, <text:span text:style-name="T17">and I also get some pocket money. </text:span></text:p>
      <text:p text:style-name="P3">Zane: Oh that’s cool, are the others around?</text:p>
      <text:p text:style-name="P3">Lulo: Yeah they’re <text:span text:style-name="T17">right over there </text:span></text:p>
      <text:p text:style-name="P15">Zane goes to group still trying to process what’s happening</text:p>
      <text:p text:style-name="P24"><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4"><text:span text:style-name="T13">Zane: The incident?<text:line-break/>Percy: Hey you sure you wanna talk about it? Lulo is pretty sensitive about it, </text:span><text:span text:style-name="T14">and if he knows we’re talking about it he’ll kill us</text:span></text:p>
      <text:p text:style-name="P3">Khloe: Well if he’s going to be with us, he may as well know. </text:p>
      <text:p text:style-name="P3">Percy: Okay, but we should talk about this elsewhere</text:p>
      <text:p text:style-name="P3">Zane: I know a nearby cafe we could chat in</text:p>
      <text:p text:style-name="P15"><text:soft-page-break/>They prepare to leave before leaving they are questioned by Lulo</text:p>
      <text:p text:style-name="P3">Lulo: Hey where are you guys going, <text:span text:style-name="T17">Finn should be coming in an hour to start the training. </text:span></text:p>
      <text:p text:style-name="P3">Percy: Ah man we are going to get something to eat, can’t train if we starving, and you know we can’t eat here so we’ll be at a nearby cafe for a little <text:span text:style-name="T17">bit for a bite. </text:span></text:p>
      <text:p text:style-name="P3">Lulo: <text:span text:style-name="T17">Oh okay fair enough, but make sure to come back before Finn does, I won’t be able to cover your guys back. </text:span></text:p>
      <text:p text:style-name="P3">Khloe: Don’t worry we won’t try to stay <text:span text:style-name="T17">too long</text:span></text:p>
      <text:p text:style-name="P15">They leave and go to the cafe</text:p>
      <text:p text:style-name="P4">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4">Zane: What do you mean something took over him...</text:p>
      <text:p text:style-name="P4">Khloe: Well...he went into this dark place, and in our school we would play 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4">Zane: Is this when the incident happened</text:p>
      <text:p text:style-name="P4">Percy: Well, that day, his parents became very sick and sadly left him as an orphan, and he went <text:soft-page-break/>rock bottom. <text:span text:style-name="T18">Well its good he met Finn. </text:span></text:p>
      <text:p text:style-name="P16">Not to their knowledge but Finn was ordering coffee, but when he heard his name he went to check it out. </text:p>
      <text:p text:style-name="P5">Zane: Oh, what did Finn exactly do?</text:p>
      <text:p text:style-name="P5">Finn: Well I do a lot of stuff like train people at my store where they should be practising right now! Now what exactly are you guys talking about</text:p>
      <text:p text:style-name="P5">Percy: Oh umm...battle strategy, you know how to umm strategy your opponent y’know </text:p>
      <text:p text:style-name="P5">Finn: Percy, you should know from everyone that you do not use any strategy and that’s why you always lose to Lulo.</text:p>
      <text:p text:style-name="P16">Finn notices Khloe when he says Lulo</text:p>
      <text:p text:style-name="P5">Finn: Hmm...its about him is it...</text:p>
      <text:p text:style-name="P5">Khloe: We felt it was good if Zane is to know the truth about it </text:p>
      <text:p text:style-name="P5">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5">Zane: So is that why he works for you </text:p>
      <text:p text:style-name="P5">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5"><text:soft-page-break/>Lulo: Looks like you guys are finally back, well Finn my shift is over so I assume its training time now. </text:p>
      <text:p text:style-name="P5">Finn: You assume right</text:p>
      <text:p text:style-name="P5">Lulo: Hey I want to give this back</text:p>
      <text:p text:style-name="P16">He gives Finn his United Deck</text:p>
      <text:p text:style-name="P5">Lulo: I don’t need them anymore </text:p>
      <text:p text:style-name="P5">Finn: Lulo...</text:p>
      <text:h text:style-name="P29" text:outline-level="1">Episode 5 – A Giant Trouble</text:h>
      <text:p text:style-name="P34"/>
      <text:p text:style-name="P35">Recap: </text:p>
      <text:p text:style-name="P6">Lulo: Looks like you guys are finally back, well Finn my shift is over so I assume its training time now. </text:p>
      <text:p text:style-name="P6">Finn: You assume right</text:p>
      <text:p text:style-name="P6">Lulo: Hey I want to give this back</text:p>
      <text:p text:style-name="P17">He gives Finn his United Deck</text:p>
      <text:p text:style-name="P6">Lulo: I don’t need them anymore </text:p>
      <text:p text:style-name="P6">Finn: Lulo...</text:p>
      <text:p text:style-name="P12">Continues: </text:p>
      <text:p text:style-name="P8">Finn: I don’t get it why are you giving this back? Decks you use become an extension of yourself, I don’t understand why you won’t need it anymore. </text:p>
      <text:p text:style-name="P7"><text:span text:style-name="T19">Lulo: </text:span><text:span text:style-name="T20">I never meant to keep it forever! You gave it to me and since then I’d always tried to figure out what worked for me! You know before that I lost myself, and I can’t find myself with a deck </text:span><text:soft-page-break/><text:span text:style-name="T20">just given to me, just let me figure this out!</text:span></text:p>
      <text:p text:style-name="P9">Zane: Lulo...</text:p>
      <text:p text:style-name="P43">Lulo: Can we please continue!</text:p>
      <text:p text:style-name="P9"/>
      <text:p text:style-name="P9"/>
      <text:p text:style-name="P33"><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22T16:58:14.346629591</dc:date>
    <meta:editing-duration>PT4H18M19S</meta:editing-duration>
    <meta:editing-cycles>9</meta:editing-cycles>
    <meta:generator>LibreOffice/6.1.5.2$Linux_ARM_EABI LibreOffice_project/10$Build-2</meta:generator>
    <meta:document-statistic meta:table-count="0" meta:image-count="0" meta:object-count="0" meta:page-count="15" meta:paragraph-count="216" meta:word-count="3305" meta:character-count="17438" meta:non-whitespace-character-count="14257"/>
  </office:meta>
</office:document-meta>
</file>